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ed3d6" officeooo:paragraph-rsid="001ed3d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f23a7" officeooo:paragraph-rsid="001ed3d6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1b02b" officeooo:paragraph-rsid="0021b02b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3d9cf" officeooo:paragraph-rsid="0023d9cf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6e245" officeooo:paragraph-rsid="0026e245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284165" officeooo:paragraph-rsid="00284165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f23a7"/>
    </style:style>
    <style:style style:name="P8" style:family="paragraph" style:parent-style-name="Standard" style:list-style-name="L1">
      <style:paragraph-properties fo:text-align="start" style:justify-single-word="false" fo:break-before="page"/>
      <style:text-properties fo:font-size="12pt" style:text-underline-style="none" fo:font-weight="normal" officeooo:rsid="001f23a7" officeooo:paragraph-rsid="001f23a7" style:font-size-asian="10.5pt" style:font-weight-asian="normal" style:font-size-complex="12pt" style:font-weight-complex="normal"/>
    </style:style>
    <style:style style:name="T1" style:family="text">
      <style:text-properties fo:font-size="12pt" style:text-underline-style="none" fo:font-weight="normal" officeooo:rsid="001f23a7" style:font-size-asian="10.5pt" style:font-weight-asian="normal" style:font-size-complex="12pt" style:font-weight-complex="normal"/>
    </style:style>
    <style:style style:name="T2" style:family="text">
      <style:text-properties officeooo:rsid="00252c8f"/>
    </style:style>
    <style:style style:name="T3" style:family="text">
      <style:text-properties officeooo:rsid="0025e4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 ANGULAR</text:p>
      <text:p text:style-name="P1"/>
      <text:p text:style-name="P1"/>
      <text:p text:style-name="P2"/>
      <text:list xml:id="list326095774" text:style-name="L1">
        <text:list-item>
          <text:p text:style-name="P8">Objetivos aprendidos:</text:p>
          <text:list>
            <text:list-item>
              <text:p text:style-name="P3">Instalar todos los componentes necesarios para manejar Angular.</text:p>
            </text:list-item>
            <text:list-item>
              <text:p text:style-name="P7"><text:span text:style-name="T1">Crear un proyecto Angular, compilarlo y visualizarlo a tiempo real en un servidor creado por la misma consola.</text:span></text:p>
            </text:list-item>
            <text:list-item>
              <text:p text:style-name="P4">Todo el proyecto va entrelazado, es decir, todo se muestra en la pagina <text:span text:style-name="T2">html </text:span>principal, pero para llegar hasta este punto, el contenido a mostrar debe ir <text:span text:style-name="T3">cargándose en páginas html de los componentes adecuados, para llegar finalmente al html principal.</text:span></text:p>
            </text:list-item>
            <text:list-item>
              <text:p text:style-name="P5">Cada componente que se crea para Angular, está compuesto de un ‘.html’, ‘.ts’, ‘.css’.</text:p>
            </text:list-item>
            <text:list-item>
              <text:p text:style-name="P6">Angular es un framework para Javascript que usa TypeScript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9:58:56.231000000</meta:creation-date>
    <dc:date>2019-11-03T20:07:54.415000000</dc:date>
    <meta:editing-duration>PT8M55S</meta:editing-duration>
    <meta:editing-cycles>11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7" meta:word-count="100" meta:character-count="617" meta:non-whitespace-character-count="530"/>
  </office:meta>
</office:document-meta>
</file>